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2.858cm" fo:text-indent="0cm" style:auto-text-indent="false">
        <style:tab-stops>
          <style:tab-stop style:position="6.826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bold"/>
    </style:style>
    <style:style style:name="T1" style:family="text">
      <style:text-properties fo:color="#000000" style:font-name="Arial1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2" style:family="text">
      <style:text-properties fo:color="#000000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T3" style:family="text">
      <style:text-properties fo:color="#365f91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<text:s/>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4">02/18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Business Requirements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Vijay Reddy, <text:s/>Pavan reddy, Satish Chandra, Sateesh T, Sarath.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Collecting VBooks Business Requirements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official start of the Vbooks Projec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1" fo:font-size="11pt" fo:language="en" fo:country="IN" style:font-name-asian="Arial2" style:font-size-asian="11pt" style:language-asian="en" style:country-asian="IN" style:font-name-complex="Arial2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1" fo:font-size="9pt" fo:language="it" fo:country="IT" fo:font-style="italic" fo:font-weight="bold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2" style:family="text">
      <style:text-properties fo:color="#000000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T3" style:family="text">
      <style:text-properties fo:color="#365f91" style:font-name="Arial1" fo:font-size="9pt" fo:language="it" fo:country="IT" fo:font-style="italic" fo:font-weight="bold" style:font-name-asian="Arial2" style:font-size-asian="9pt" style:language-asian="en" style:country-asian="US" style:font-style-asian="italic" style:font-weight-asian="bold" style:font-name-complex="Arial2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5:42:14</dc:date>
    <dc:creator>jaipal </dc:creator>
    <meta:editing-duration>PT57M32S</meta:editing-duration>
    <meta:editing-cycles>74</meta:editing-cycles>
    <meta:document-statistic meta:table-count="1" meta:image-count="1" meta:object-count="0" meta:page-count="1" meta:paragraph-count="15" meta:word-count="50" meta:character-count="380" meta:non-whitespace-character-count="329"/>
  </office:meta>
</office:document-meta>
</file>